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Test.eq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Test.isDigitFirst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Test.isEO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Test.isEOF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Test.eq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Test.isDigitFirst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Test.isDigitFirst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